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</office:automatic-styles>
  <office:body>
    <office:spreadsheet>
      <table:table table:name="data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office:value-type="string">
            <text:p>Date.1</text:p>
          </table:table-cell>
          <table:table-cell office:value-type="string">
            <text:p>Date.2</text:p>
          </table:table-cell>
          <table:table-cell table:style-name="Default" office:value-type="string">
            <text:p>Date.3</text:p>
          </table:table-cell>
          <table:table-cell table:style-name="Default" office:value-type="string">
            <text:p>Number.1</text:p>
          </table:table-cell>
          <table:table-cell office:value-type="string">
            <text:p>Number.2</text:p>
          </table:table-cell>
        </table:table-row>
        <table:table-row table:style-name="ro2">
          <table:table-cell office:value-type="date" office:date-value="2008-01-01">
            <text:p>2008-01-01</text:p>
          </table:table-cell>
          <table:table-cell office:value-type="string">
            <text:p>2008/1/1</text:p>
          </table:table-cell>
          <table:table-cell office:value-type="date" office:date-value="2008-01-01">
            <text:p>01/01/08</text:p>
          </table:table-cell>
          <table:table-cell office:value-type="string">
            <text:p>A1</text:p>
          </table:table-cell>
          <table:table-cell office:value-type="string">
            <text:p>1.4N</text:p>
          </table:table-cell>
        </table:table-row>
        <table:table-row table:style-name="ro2">
          <table:table-cell office:value-type="date" office:date-value="2008-01-02">
            <text:p>2008-01-02</text:p>
          </table:table-cell>
          <table:table-cell office:value-type="string">
            <text:p>2008/1/2</text:p>
          </table:table-cell>
          <table:table-cell office:value-type="date" office:date-value="2008-01-02">
            <text:p>01/02/08</text:p>
          </table:table-cell>
          <table:table-cell office:value-type="string">
            <text:p>A2</text:p>
          </table:table-cell>
          <table:table-cell office:value-type="string">
            <text:p>1.4N</text:p>
          </table:table-cell>
        </table:table-row>
        <table:table-row table:style-name="ro2">
          <table:table-cell office:value-type="date" office:date-value="2008-01-03">
            <text:p>2008-01-03</text:p>
          </table:table-cell>
          <table:table-cell office:value-type="string">
            <text:p>2008/1/3</text:p>
          </table:table-cell>
          <table:table-cell office:value-type="date" office:date-value="2008-01-03">
            <text:p>01/03/08</text:p>
          </table:table-cell>
          <table:table-cell office:value-type="string">
            <text:p>A1</text:p>
          </table:table-cell>
          <table:table-cell office:value-type="string">
            <text:p>1.3T</text:p>
          </table:table-cell>
        </table:table-row>
        <table:table-row table:style-name="ro2">
          <table:table-cell office:value-type="date" office:date-value="2008-01-04">
            <text:p>2008-01-04</text:p>
          </table:table-cell>
          <table:table-cell office:value-type="string">
            <text:p>2008/1/4</text:p>
          </table:table-cell>
          <table:table-cell office:value-type="date" office:date-value="2008-01-04">
            <text:p>01/04/08</text:p>
          </table:table-cell>
          <table:table-cell office:value-type="string">
            <text:p>A2</text:p>
          </table:table-cell>
          <table:table-cell office:value-type="string">
            <text:p>1.8F</text:p>
          </table:table-cell>
        </table:table-row>
        <table:table-row table:style-name="ro2">
          <table:table-cell office:value-type="date" office:date-value="2008-01-05">
            <text:p>2008-01-05</text:p>
          </table:table-cell>
          <table:table-cell office:value-type="string">
            <text:p>2008/1/5</text:p>
          </table:table-cell>
          <table:table-cell office:value-type="date" office:date-value="2008-01-05">
            <text:p>01/05/08</text:p>
          </table:table-cell>
          <table:table-cell office:value-type="string">
            <text:p>A1</text:p>
          </table:table-cell>
          <table:table-cell office:value-type="string">
            <text:p>1.4F</text:p>
          </table:table-cell>
        </table:table-row>
        <table:table-row table:style-name="ro2">
          <table:table-cell office:value-type="date" office:date-value="2008-01-06">
            <text:p>2008-01-06</text:p>
          </table:table-cell>
          <table:table-cell office:value-type="string">
            <text:p>2008/1/6</text:p>
          </table:table-cell>
          <table:table-cell office:value-type="date" office:date-value="2008-01-06">
            <text:p>01/06/08</text:p>
          </table:table-cell>
          <table:table-cell office:value-type="string">
            <text:p>A2</text:p>
          </table:table-cell>
          <table:table-cell office:value-type="string">
            <text:p>2.5F</text:p>
          </table:table-cell>
        </table:table-row>
        <table:table-row table:style-name="ro2">
          <table:table-cell office:value-type="date" office:date-value="2008-01-07">
            <text:p>2008-01-07</text:p>
          </table:table-cell>
          <table:table-cell office:value-type="string">
            <text:p>2008/1/7</text:p>
          </table:table-cell>
          <table:table-cell office:value-type="date" office:date-value="2008-01-07">
            <text:p>01/07/08</text:p>
          </table:table-cell>
          <table:table-cell office:value-type="string">
            <text:p>A1</text:p>
          </table:table-cell>
          <table:table-cell office:value-type="string">
            <text:p>3.8R</text:p>
          </table:table-cell>
        </table:table-row>
        <table:table-row table:style-name="ro2">
          <table:table-cell office:value-type="date" office:date-value="2008-01-08">
            <text:p>2008-01-08</text:p>
          </table:table-cell>
          <table:table-cell office:value-type="string">
            <text:p>2008/1/8</text:p>
          </table:table-cell>
          <table:table-cell office:value-type="date" office:date-value="2008-01-08">
            <text:p>01/08/08</text:p>
          </table:table-cell>
          <table:table-cell office:value-type="string">
            <text:p>A2</text:p>
          </table:table-cell>
          <table:table-cell office:value-type="string">
            <text:p>5.6F</text:p>
          </table:table-cell>
        </table:table-row>
        <table:table-row table:style-name="ro2">
          <table:table-cell office:value-type="date" office:date-value="2008-01-09">
            <text:p>2008-01-09</text:p>
          </table:table-cell>
          <table:table-cell office:value-type="string">
            <text:p>2008/1/9</text:p>
          </table:table-cell>
          <table:table-cell office:value-type="date" office:date-value="2008-01-09">
            <text:p>01/09/08</text:p>
          </table:table-cell>
          <table:table-cell office:value-type="string">
            <text:p>A1</text:p>
          </table:table-cell>
          <table:table-cell office:value-type="string">
            <text:p>6.7O</text:p>
          </table:table-cell>
        </table:table-row>
        <table:table-row table:style-name="ro2">
          <table:table-cell office:value-type="date" office:date-value="2008-01-10">
            <text:p>2008-01-10</text:p>
          </table:table-cell>
          <table:table-cell office:value-type="string">
            <text:p>2008/1/10</text:p>
          </table:table-cell>
          <table:table-cell office:value-type="date" office:date-value="2008-01-10">
            <text:p>01/10/08</text:p>
          </table:table-cell>
          <table:table-cell office:value-type="string">
            <text:p>A1</text:p>
          </table:table-cell>
          <table:table-cell office:value-type="string">
            <text:p>043A</text:p>
          </table:table-cell>
        </table:table-row>
        <table:table-row table:style-name="ro2">
          <table:table-cell office:value-type="date" office:date-value="2008-01-11">
            <text:p>2008-01-11</text:p>
          </table:table-cell>
          <table:table-cell office:value-type="string">
            <text:p>2008/1/11</text:p>
          </table:table-cell>
          <table:table-cell office:value-type="date" office:date-value="2008-01-11">
            <text:p>01/11/08</text:p>
          </table:table-cell>
          <table:table-cell office:value-type="string">
            <text:p>A1</text:p>
          </table:table-cell>
          <table:table-cell office:value-type="string">
            <text:p>321R</text:p>
          </table:table-cell>
        </table:table-row>
        <table:table-row table:style-name="ro2">
          <table:table-cell office:value-type="date" office:date-value="2008-01-12">
            <text:p>2008-01-12</text:p>
          </table:table-cell>
          <table:table-cell office:value-type="string">
            <text:p>2008/1/12</text:p>
          </table:table-cell>
          <table:table-cell office:value-type="date" office:date-value="2008-01-12">
            <text:p>01/12/08</text:p>
          </table:table-cell>
          <table:table-cell office:value-type="string">
            <text:p>A1</text:p>
          </table:table-cell>
          <table:table-cell office:value-type="string">
            <text:p>043O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</table:table-row>
      </table:table>
      <table:table table:name="transformed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2"/>
        <table:table-row table:style-name="ro2">
          <table:table-cell table:style-name="Default" office:value-type="string">
            <text:p>Date.1</text:p>
          </table:table-cell>
          <table:table-cell office:value-type="string">
            <text:p>Date.2</text:p>
          </table:table-cell>
          <table:table-cell table:style-name="Default" office:value-type="string">
            <text:p>Date.3</text:p>
          </table:table-cell>
          <table:table-cell table:style-name="Default" office:value-type="string">
            <text:p>Number.1</text:p>
          </table:table-cell>
          <table:table-cell table:style-name="Default" office:value-type="string">
            <text:p>Number.2</text:p>
          </table:table-cell>
        </table:table-row>
        <table:table-row table:style-name="ro2">
          <table:table-cell office:value-type="date" office:date-value="2008-01-01">
            <text:p>2008-01-01</text:p>
          </table:table-cell>
          <table:table-cell office:value-type="string">
            <text:p>2008/1/1</text:p>
          </table:table-cell>
          <table:table-cell office:value-type="date" office:date-value="2008-01-01">
            <text:p>01/01/08</text:p>
          </table:table-cell>
          <table:table-cell table:formula="of:=RIGHT([data.D2];1)" office:value-type="string" office:string-value="1">
            <text:p>1</text:p>
          </table:table-cell>
          <table:table-cell table:formula="of:=LEFT([data.E2];3)" office:value-type="string" office:string-value="1.4">
            <text:p>1.4</text:p>
          </table:table-cell>
        </table:table-row>
        <table:table-row table:style-name="ro2">
          <table:table-cell office:value-type="date" office:date-value="2008-01-02">
            <text:p>2008-01-02</text:p>
          </table:table-cell>
          <table:table-cell office:value-type="string">
            <text:p>2008/1/2</text:p>
          </table:table-cell>
          <table:table-cell office:value-type="date" office:date-value="2008-01-02">
            <text:p>01/02/08</text:p>
          </table:table-cell>
          <table:table-cell table:formula="of:=RIGHT([data.D3];1)" office:value-type="string" office:string-value="2">
            <text:p>2</text:p>
          </table:table-cell>
          <table:table-cell table:formula="of:=LEFT([data.E3];3)" office:value-type="string" office:string-value="1.4">
            <text:p>1.4</text:p>
          </table:table-cell>
        </table:table-row>
        <table:table-row table:style-name="ro2">
          <table:table-cell office:value-type="date" office:date-value="2008-01-03">
            <text:p>2008-01-03</text:p>
          </table:table-cell>
          <table:table-cell office:value-type="string">
            <text:p>2008/1/3</text:p>
          </table:table-cell>
          <table:table-cell office:value-type="date" office:date-value="2008-01-03">
            <text:p>01/03/08</text:p>
          </table:table-cell>
          <table:table-cell table:formula="of:=RIGHT([data.D4];1)" office:value-type="string" office:string-value="1">
            <text:p>1</text:p>
          </table:table-cell>
          <table:table-cell table:formula="of:=LEFT([data.E4];3)" office:value-type="string" office:string-value="1.3">
            <text:p>1.3</text:p>
          </table:table-cell>
        </table:table-row>
        <table:table-row table:style-name="ro2">
          <table:table-cell office:value-type="date" office:date-value="2008-01-04">
            <text:p>2008-01-04</text:p>
          </table:table-cell>
          <table:table-cell office:value-type="string">
            <text:p>2008/1/4</text:p>
          </table:table-cell>
          <table:table-cell office:value-type="date" office:date-value="2008-01-04">
            <text:p>01/04/08</text:p>
          </table:table-cell>
          <table:table-cell table:formula="of:=RIGHT([data.D5];1)" office:value-type="string" office:string-value="2">
            <text:p>2</text:p>
          </table:table-cell>
          <table:table-cell table:formula="of:=LEFT([data.E5];3)" office:value-type="string" office:string-value="1.8">
            <text:p>1.8</text:p>
          </table:table-cell>
        </table:table-row>
        <table:table-row table:style-name="ro2">
          <table:table-cell office:value-type="date" office:date-value="2008-01-05">
            <text:p>2008-01-05</text:p>
          </table:table-cell>
          <table:table-cell office:value-type="string">
            <text:p>2008/1/5</text:p>
          </table:table-cell>
          <table:table-cell office:value-type="date" office:date-value="2008-01-05">
            <text:p>01/05/08</text:p>
          </table:table-cell>
          <table:table-cell table:formula="of:=RIGHT([data.D6];1)" office:value-type="string" office:string-value="1">
            <text:p>1</text:p>
          </table:table-cell>
          <table:table-cell table:formula="of:=LEFT([data.E6];3)" office:value-type="string" office:string-value="1.4">
            <text:p>1.4</text:p>
          </table:table-cell>
        </table:table-row>
        <table:table-row table:style-name="ro2">
          <table:table-cell office:value-type="date" office:date-value="2008-01-06">
            <text:p>2008-01-06</text:p>
          </table:table-cell>
          <table:table-cell office:value-type="string">
            <text:p>2008/1/6</text:p>
          </table:table-cell>
          <table:table-cell office:value-type="date" office:date-value="2008-01-06">
            <text:p>01/06/08</text:p>
          </table:table-cell>
          <table:table-cell table:formula="of:=RIGHT([data.D7];1)" office:value-type="string" office:string-value="2">
            <text:p>2</text:p>
          </table:table-cell>
          <table:table-cell table:formula="of:=LEFT([data.E7];3)" office:value-type="string" office:string-value="2.5">
            <text:p>2.5</text:p>
          </table:table-cell>
        </table:table-row>
        <table:table-row table:style-name="ro2">
          <table:table-cell office:value-type="date" office:date-value="2008-01-07">
            <text:p>2008-01-07</text:p>
          </table:table-cell>
          <table:table-cell office:value-type="string">
            <text:p>2008/1/7</text:p>
          </table:table-cell>
          <table:table-cell office:value-type="date" office:date-value="2008-01-07">
            <text:p>01/07/08</text:p>
          </table:table-cell>
          <table:table-cell table:formula="of:=RIGHT([data.D8];1)" office:value-type="string" office:string-value="1">
            <text:p>1</text:p>
          </table:table-cell>
          <table:table-cell table:formula="of:=LEFT([data.E8];3)" office:value-type="string" office:string-value="3.8">
            <text:p>3.8</text:p>
          </table:table-cell>
        </table:table-row>
        <table:table-row table:style-name="ro2">
          <table:table-cell office:value-type="date" office:date-value="2008-01-08">
            <text:p>2008-01-08</text:p>
          </table:table-cell>
          <table:table-cell office:value-type="string">
            <text:p>2008/1/8</text:p>
          </table:table-cell>
          <table:table-cell office:value-type="date" office:date-value="2008-01-08">
            <text:p>01/08/08</text:p>
          </table:table-cell>
          <table:table-cell table:formula="of:=RIGHT([data.D9];1)" office:value-type="string" office:string-value="2">
            <text:p>2</text:p>
          </table:table-cell>
          <table:table-cell table:formula="of:=LEFT([data.E9];3)" office:value-type="string" office:string-value="5.6">
            <text:p>5.6</text:p>
          </table:table-cell>
        </table:table-row>
        <table:table-row table:style-name="ro2">
          <table:table-cell office:value-type="date" office:date-value="2008-01-09">
            <text:p>2008-01-09</text:p>
          </table:table-cell>
          <table:table-cell office:value-type="string">
            <text:p>2008/1/9</text:p>
          </table:table-cell>
          <table:table-cell office:value-type="date" office:date-value="2008-01-09">
            <text:p>01/09/08</text:p>
          </table:table-cell>
          <table:table-cell table:formula="of:=RIGHT([data.D10];1)" office:value-type="string" office:string-value="1">
            <text:p>1</text:p>
          </table:table-cell>
          <table:table-cell table:formula="of:=LEFT([data.E10];3)" office:value-type="string" office:string-value="6.7">
            <text:p>6.7</text:p>
          </table:table-cell>
        </table:table-row>
        <table:table-row table:style-name="ro2">
          <table:table-cell office:value-type="date" office:date-value="2008-01-10">
            <text:p>2008-01-10</text:p>
          </table:table-cell>
          <table:table-cell office:value-type="string">
            <text:p>2008/1/10</text:p>
          </table:table-cell>
          <table:table-cell office:value-type="date" office:date-value="2008-01-10">
            <text:p>01/10/08</text:p>
          </table:table-cell>
          <table:table-cell table:formula="of:=RIGHT([data.D11];1)" office:value-type="string" office:string-value="1">
            <text:p>1</text:p>
          </table:table-cell>
          <table:table-cell table:formula="of:=LEFT([data.E11];3)" office:value-type="string" office:string-value="043">
            <text:p>043</text:p>
          </table:table-cell>
        </table:table-row>
        <table:table-row table:style-name="ro2">
          <table:table-cell office:value-type="date" office:date-value="2008-01-11">
            <text:p>2008-01-11</text:p>
          </table:table-cell>
          <table:table-cell office:value-type="string">
            <text:p>2008/1/11</text:p>
          </table:table-cell>
          <table:table-cell office:value-type="date" office:date-value="2008-01-11">
            <text:p>01/11/08</text:p>
          </table:table-cell>
          <table:table-cell table:formula="of:=RIGHT([data.D12];1)" office:value-type="string" office:string-value="1">
            <text:p>1</text:p>
          </table:table-cell>
          <table:table-cell table:formula="of:=LEFT([data.E12];3)" office:value-type="string" office:string-value="321">
            <text:p>321</text:p>
          </table:table-cell>
        </table:table-row>
        <table:table-row table:style-name="ro2">
          <table:table-cell office:value-type="date" office:date-value="2008-01-12">
            <text:p>2008-01-12</text:p>
          </table:table-cell>
          <table:table-cell office:value-type="string">
            <text:p>2008/1/12</text:p>
          </table:table-cell>
          <table:table-cell office:value-type="date" office:date-value="2008-01-12">
            <text:p>01/12/08</text:p>
          </table:table-cell>
          <table:table-cell table:formula="of:=RIGHT([data.D13];1)" office:value-type="string" office:string-value="1">
            <text:p>1</text:p>
          </table:table-cell>
          <table:table-cell table:formula="of:=LEFT([data.E13];3)" office:value-type="string" office:string-value="043">
            <text:p>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06:09:46</meta:creation-date>
    <dc:date>2013-02-27T06:18:12</dc:date>
    <meta:editing-duration>PT2M23S</meta:editing-duration>
    <meta:editing-cycles>4</meta:editing-cycles>
    <meta:generator>LibreOffice/4.0.0.3$Linux_X86_64 LibreOffice_project/7545bee9c2a0782548772a21bc84a9dcc583b89</meta:generator>
    <meta:document-statistic meta:table-count="2" meta:cell-count="130" meta:object-count="0"/>
  </office:meta>
</office:document-meta>
</file>